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3FE000056EC88BE519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T1" style:family="text">
      <style:text-properties style:font-name="Courier New1" fo:font-size="9pt"/>
    </style:style>
    <style:style style:name="T2" style:family="text">
      <style:text-properties fo:color="#cc7832"/>
    </style:style>
    <style:style style:name="T3" style:family="text">
      <style:text-properties fo:color="#cc7832" style:font-name="Courier New1" fo:font-size="9pt"/>
    </style:style>
    <style:style style:name="T4" style:family="text">
      <style:text-properties fo:color="#bbb529"/>
    </style:style>
    <style:style style:name="T5" style:family="text">
      <style:text-properties fo:color="#bbb529" style:font-name="Courier New1" fo:font-size="9pt"/>
    </style:style>
    <style:style style:name="T6" style:family="text">
      <style:text-properties fo:color="#ffc66d" style:font-name="Courier New1" fo:font-size="9pt"/>
    </style:style>
    <style:style style:name="T7" style:family="text">
      <style:text-properties fo:color="#9876aa"/>
    </style:style>
    <style:style style:name="T8" style:family="text">
      <style:text-properties fo:color="#9876aa" style:font-name="Courier New1" fo:font-size="9pt"/>
    </style:style>
    <style:style style:name="T9" style:family="text">
      <style:text-properties fo:color="#9876aa" style:font-name="Courier New1" fo:font-size="9pt" fo:font-style="italic"/>
    </style:style>
    <style:style style:name="T10" style:family="text">
      <style:text-properties fo:color="#e8bf6a"/>
    </style:style>
    <style:style style:name="T11" style:family="text">
      <style:text-properties fo:color="#e8bf6a" style:font-name="Courier New1" fo:font-size="9pt"/>
    </style:style>
    <style:style style:name="T12" style:family="text">
      <style:text-properties fo:color="#bababa"/>
    </style:style>
    <style:style style:name="T13" style:family="text">
      <style:text-properties fo:color="#bababa" style:font-name="Courier New1" fo:font-size="9pt"/>
    </style:style>
    <style:style style:name="T14" style:family="text">
      <style:text-properties fo:color="#6a8759"/>
    </style:style>
    <style:style style:name="T15" style:family="text">
      <style:text-properties fo:color="#6a8759" style:font-name="Courier New1" fo:font-size="9pt"/>
    </style:style>
    <style:style style:name="T16" style:family="text">
      <style:text-properties fo:color="#808080"/>
    </style:style>
    <style:style style:name="T17" style:family="text">
      <style:text-properties fo:color="#808080" style:font-name="Courier New1" fo:font-size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Source Code--</text:p>
      <text:p text:style-name="Preformatted_20_Text"/>
      <text:p text:style-name="Preformatted_20_Text">/*</text:p>
      <text:p text:style-name="Preformatted_20_Text"><text:s text:c="4"/>Programmer : Catalina Lamboglia</text:p>
      <text:p text:style-name="Preformatted_20_Text"><text:s text:c="4"/>Course <text:s text:c="4"/>: CS211D</text:p>
      <text:p text:style-name="Preformatted_20_Text"><text:s text:c="4"/>Assignment : #1</text:p>
      <text:p text:style-name="Preformatted_20_Text"><text:s text:c="4"/>This program displays four text views, each in their</text:p>
      <text:p text:style-name="Preformatted_20_Text"><text:s text:c="4"/>own color</text:p>
      <text:p text:style-name="Preformatted_20_Text"><text:s/>*/</text:p>
      <text:p text:style-name="Preformatted_20_Text">package com.example.hw1;</text:p>
      <text:p text:style-name="Preformatted_20_Text">import android.app.Activity;</text:p>
      <text:p text:style-name="Preformatted_20_Text">import android.os.Bundle;</text:p>
      <text:p text:style-name="Preformatted_20_Text">import android.view.Window;</text:p>
      <text:p text:style-name="Preformatted_20_Text">public class MainActivity extends Activity {</text:p>
      <text:p text:style-name="Preformatted_20_Text"><text:s text:c="4"/>@Override</text:p>
      <text:p text:style-name="Preformatted_20_Text"><text:s text:c="4"/>protected void onCreate(Bundle savedInstanceState) {</text:p>
      <text:p text:style-name="Preformatted_20_Text"><text:s text:c="8"/>super.onCreate(savedInstanceState);</text:p>
      <text:p text:style-name="Preformatted_20_Text"><text:s text:c="8"/>requestWindowFeature(Window.FEATURE_NO_TITLE);</text:p>
      <text:p text:style-name="Preformatted_20_Text"><text:s text:c="8"/>setContentView(R.layout.activity_main);</text:p>
      <text:p text:style-name="Preformatted_20_Text"><text:s text:c="4"/>}</text:p>
      <text:p text:style-name="Preformatted_20_Text">}</text:p>
      <text:p text:style-name="Preformatted_20_Text"/>
      <text:p text:style-name="P1">–- main.xml –-</text:p>
      <text:p text:style-name="P1"/>
      <text:p text:style-name="Preformatted_20_Text">&lt;?xml version="1.0" encoding="utf-8"?&gt;</text:p>
      <text:p text:style-name="Preformatted_20_Text">&lt;LinearLayout xmlns:android="http://schemas.android.com/apk/res/android"</text:p>
      <text:p text:style-name="Preformatted_20_Text"><text:s text:c="4"/>xmlns:app="http://schemas.android.com/apk/res-auto"</text:p>
      <text:p text:style-name="Preformatted_20_Text"><text:s text:c="4"/>xmlns:tools="http://schemas.android.com/tools"</text:p>
      <text:p text:style-name="Preformatted_20_Text"><text:s text:c="4"/>android:layout_width="fill_parent"</text:p>
      <text:p text:style-name="Preformatted_20_Text"><text:s text:c="4"/>android:layout_height="fill_parent"</text:p>
      <text:p text:style-name="Preformatted_20_Text"><text:s text:c="4"/>android:orientation="vertical"</text:p>
      <text:p text:style-name="Preformatted_20_Text"><text:s text:c="4"/>tools:context=".MainActivity"</text:p>
      <text:p text:style-name="Preformatted_20_Text"><text:s text:c="4"/>android:background="@color/darkBlue"&gt;</text:p>
      <text:p text:style-name="Preformatted_20_Text"><text:s text:c="4"/>&lt;TextView</text:p>
      <text:p text:style-name="Preformatted_20_Text"><text:s text:c="8"/>android:id ="@+id/firstLine"</text:p>
      <text:p text:style-name="Preformatted_20_Text"><text:s text:c="8"/>android:layout_width="fill_parent"</text:p>
      <text:p text:style-name="Preformatted_20_Text"><text:s text:c="8"/>android:layout_height="wrap_content"</text:p>
      <text:p text:style-name="Preformatted_20_Text"><text:s text:c="8"/>android:text="@string/courseTitle"</text:p>
      <text:p text:style-name="Preformatted_20_Text"><text:s text:c="8"/>android:textColor="@color/skyBlue"</text:p>
      <text:p text:style-name="Preformatted_20_Text"><text:s text:c="8"/>android:gravity="center"</text:p>
      <text:p text:style-name="Preformatted_20_Text"><text:s text:c="8"/>/&gt;</text:p>
      <text:p text:style-name="Preformatted_20_Text"><text:s text:c="4"/>&lt;TextView</text:p>
      <text:p text:style-name="Preformatted_20_Text"><text:s text:c="8"/>android:id="@+id/secondLine"</text:p>
      <text:p text:style-name="Preformatted_20_Text"><text:s text:c="8"/>android:layout_width="fill_parent"</text:p>
      <text:p text:style-name="Preformatted_20_Text"><text:s text:c="8"/>android:layout_height="wrap_content"</text:p>
      <text:p text:style-name="Preformatted_20_Text"><text:s text:c="8"/>android:text="@string/semester"</text:p>
      <text:p text:style-name="Preformatted_20_Text"><text:s text:c="8"/>android:textColor="@color/neonTeal"</text:p>
      <text:p text:style-name="Preformatted_20_Text"><text:s text:c="8"/>android:gravity="center"</text:p>
      <text:p text:style-name="Preformatted_20_Text"><text:s text:c="8"/>/&gt;</text:p>
      <text:p text:style-name="Preformatted_20_Text"><text:s text:c="4"/>&lt;TextView</text:p>
      <text:p text:style-name="Preformatted_20_Text"><text:s text:c="8"/>android:id="@+id/thirdLine"</text:p>
      <text:p text:style-name="Preformatted_20_Text"><text:s text:c="8"/>android:layout_width="match_parent"</text:p>
      <text:p text:style-name="Preformatted_20_Text"><text:s text:c="8"/>android:layout_height="wrap_content"</text:p>
      <text:p text:style-name="Preformatted_20_Text"><text:s text:c="8"/>android:text="@string/myName"</text:p>
      <text:p text:style-name="Preformatted_20_Text"><text:s text:c="8"/>android:textColor="@color/kiwi"</text:p>
      <text:p text:style-name="Preformatted_20_Text"><text:s text:c="8"/>android:gravity="center"</text:p>
      <text:p text:style-name="Preformatted_20_Text"><text:s text:c="8"/>/&gt;</text:p>
      <text:p text:style-name="Preformatted_20_Text"><text:s text:c="4"/>&lt;TextView</text:p>
      <text:p text:style-name="Preformatted_20_Text"><text:s text:c="8"/>android:id="@+id/fourthLine"</text:p>
      <text:p text:style-name="Preformatted_20_Text"><text:soft-page-break/><text:s text:c="8"/>android:layout_width="match_parent"</text:p>
      <text:p text:style-name="Preformatted_20_Text"><text:s text:c="8"/>android:layout_height="wrap_content"</text:p>
      <text:p text:style-name="Preformatted_20_Text"><text:s text:c="8"/>android:text="@string/assignment"</text:p>
      <text:p text:style-name="Preformatted_20_Text"><text:s text:c="8"/>android:textColor="@color/dirt"</text:p>
      <text:p text:style-name="Preformatted_20_Text"><text:s text:c="8"/>android:gravity="center"</text:p>
      <text:p text:style-name="Preformatted_20_Text"><text:s text:c="8"/>/&gt;</text:p>
      <text:p text:style-name="Preformatted_20_Text">&lt;/LinearLayout&gt;</text:p>
      <text:p text:style-name="Preformatted_20_Text"/>
      <text:p text:style-name="P1">--strings.xml--</text:p>
      <text:p text:style-name="Preformatted_20_Text"/>
      <text:p text:style-name="Preformatted_20_Text">&lt;resources&gt;</text:p>
      <text:p text:style-name="Preformatted_20_Text"><text:s text:c="4"/>&lt;string name="app_name"&gt;HW#1&lt;/string&gt; &lt;!--Auto gen--&gt;</text:p>
      <text:p text:style-name="Preformatted_20_Text"><text:s text:c="4"/>&lt;string name="courseTitle"&gt;CS211D&lt;/string&gt; &lt;!--First Line--&gt;</text:p>
      <text:p text:style-name="Preformatted_20_Text"><text:s text:c="4"/>&lt;string name="semester"&gt;Spring 2019&lt;/string&gt; &lt;!-- 2nd --&gt;</text:p>
      <text:p text:style-name="Preformatted_20_Text"><text:s text:c="4"/>&lt;string name="myName"&gt;Catalina Lamboglia&lt;/string&gt; &lt;!-- 3rd --&gt;</text:p>
      <text:p text:style-name="Preformatted_20_Text"><text:s text:c="4"/>&lt;string name="assignment"&gt;HW #1&lt;/string&gt; &lt;!-- 4th --&gt;</text:p>
      <text:p text:style-name="Preformatted_20_Text">&lt;/resources&gt;</text:p>
      <text:p text:style-name="Preformatted_20_Text"/>
      <text:p text:style-name="P1">–- color.xml--</text:p>
      <text:p text:style-name="Preformatted_20_Text"/>
      <text:p text:style-name="Preformatted_20_Text">&lt;?xml version="1.0" encoding="utf-8"?&gt;</text:p>
      <text:p text:style-name="Preformatted_20_Text">&lt;resources&gt;</text:p>
      <text:p text:style-name="Preformatted_20_Text"><text:s text:c="4"/>&lt;color name="colorPrimary"&gt;#008577&lt;/color&gt; &lt;!--Auto gen--&gt;</text:p>
      <text:p text:style-name="Preformatted_20_Text"><text:s text:c="4"/>&lt;color name="colorPrimaryDark"&gt;#00574B&lt;/color&gt; &lt;!--Auto gen--&gt;</text:p>
      <text:p text:style-name="Preformatted_20_Text"><text:s text:c="4"/>&lt;color name="colorAccent"&gt;#D81B60&lt;/color&gt; &lt;!--Auto gen--&gt;</text:p>
      <text:p text:style-name="Preformatted_20_Text"><text:s text:c="4"/>&lt;color name="kiwi"&gt;#61CA2A&lt;/color&gt;</text:p>
      <text:p text:style-name="Preformatted_20_Text"><text:s text:c="4"/>&lt;color name="darkPurple"&gt;#900C3F&lt;/color&gt;</text:p>
      <text:p text:style-name="Preformatted_20_Text"><text:s text:c="4"/>&lt;color name="blue"&gt;#1792ED&lt;/color&gt;</text:p>
      <text:p text:style-name="Preformatted_20_Text"><text:s text:c="4"/>&lt;color name="skyBlue"&gt;#86C3F0&lt;/color&gt;</text:p>
      <text:p text:style-name="Preformatted_20_Text"><text:s text:c="4"/>&lt;color name="red"&gt;#F1120C&lt;/color&gt;</text:p>
      <text:p text:style-name="Preformatted_20_Text"><text:s text:c="4"/>&lt;color name="neonTeal"&gt;#0CF18C&lt;/color&gt;</text:p>
      <text:p text:style-name="Preformatted_20_Text"><text:s text:c="4"/>&lt;color name="dirt"&gt;#D8A277&lt;/color&gt;</text:p>
      <text:p text:style-name="Preformatted_20_Text"><text:s text:c="4"/>&lt;color name="crimson"&gt;#991D05&lt;/color&gt;</text:p>
      <text:p text:style-name="Preformatted_20_Text"><text:s text:c="4"/>&lt;color name="darkBlue"&gt;#073E63&lt;/color&gt;</text:p>
      <text:p text:style-name="Preformatted_20_Text">&lt;/resources&gt;</text:p>
      <text:p text:style-name="Preformatted_20_Text"/>
      <text:p text:style-name="Preformatted_20_Text"/>
      <text:p text:style-name="P1"><draw:frame draw:style-name="fr1" draw:name="graphics1" text:anchor-type="paragraph" svg:x="1.4799in" svg:y="0.4543in" svg:width="3.9654in" svg:height="6.1654in" draw:z-index="0"><draw:image xlink:href="Pictures/20000007000033FE000056EC88BE519A.svm" xlink:type="simple" xlink:show="embed" xlink:actuate="onLoad"/></draw:frame><text:soft-page-break/>–- Sample Output 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26T16:06:19.09</meta:creation-date>
    <meta:document-statistic meta:table-count="0" meta:image-count="1" meta:object-count="0" meta:page-count="3" meta:paragraph-count="88" meta:word-count="187" meta:character-count="2980"/>
    <dc:date>2019-01-26T16:14:20.71</dc:date>
    <meta:editing-duration>PT8M5S</meta:editing-duration>
    <meta:editing-cycles>1</meta:editing-cycles>
    <meta:generator>OpenOffice/4.1.5$Win32 OpenOffice.org_project/415m1$Build-9789</meta:generator>
  </office:meta>
</office:document-meta>
</file>